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]/[.B2]" office:value-type="float" office:value="2" calcext:value-type="float">
            <text:p>2</text:p>
          </table:table-cell>
          <table:table-cell table:formula="of:=[.E3]/[.F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4]/[.B3]" office:value-type="float" office:value="3" calcext:value-type="float">
            <text:p>3</text:p>
          </table:table-cell>
          <table:table-cell table:formula="of:=[.E4]/[.F4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B5]/[.B4]" office:value-type="float" office:value="3.33333333333333" calcext:value-type="float">
            <text:p>3.3333333333</text:p>
          </table:table-cell>
          <table:table-cell table:formula="of:=[.E5]/[.F5]" office:value-type="float" office:value="3.33333333333333" calcext:value-type="float">
            <text:p>3.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B6]/[.B5]" office:value-type="float" office:value="3.5" calcext:value-type="float">
            <text:p>3.5</text:p>
          </table:table-cell>
          <table:table-cell table:formula="of:=[.E6]/[.F6]"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formula="of:=[.B7]/[.B6]" office:value-type="float" office:value="3.6" calcext:value-type="float">
            <text:p>3.6</text:p>
          </table:table-cell>
          <table:table-cell table:formula="of:=[.E7]/[.F7]"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4" calcext:value-type="float">
            <text:p>924</text:p>
          </table:table-cell>
          <table:table-cell table:formula="of:=[.B8]/[.B7]" office:value-type="float" office:value="3.66666666666667" calcext:value-type="float">
            <text:p>3.6666666667</text:p>
          </table:table-cell>
          <table:table-cell table:formula="of:=[.E8]/[.F8]" office:value-type="float" office:value="3.66666666666667" calcext:value-type="float">
            <text:p>3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2" calcext:value-type="float">
            <text:p>3432</text:p>
          </table:table-cell>
          <table:table-cell table:formula="of:=[.B9]/[.B8]" office:value-type="float" office:value="3.71428571428571" calcext:value-type="float">
            <text:p>3.7142857143</text:p>
          </table:table-cell>
          <table:table-cell table:formula="of:=[.E9]/[.F9]" office:value-type="float" office:value="3.71428571428571" calcext:value-type="float">
            <text:p>3.714285714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70" calcext:value-type="float">
            <text:p>12870</text:p>
          </table:table-cell>
          <table:table-cell table:formula="of:=[.B10]/[.B9]" office:value-type="float" office:value="3.75" calcext:value-type="float">
            <text:p>3.75</text:p>
          </table:table-cell>
          <table:table-cell table:formula="of:=[.E10]/[.F10]"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20" calcext:value-type="float">
            <text:p>48620</text:p>
          </table:table-cell>
          <table:table-cell table:formula="of:=[.B11]/[.B10]" office:value-type="float" office:value="3.77777777777778" calcext:value-type="float">
            <text:p>3.7777777778</text:p>
          </table:table-cell>
          <table:table-cell table:formula="of:=[.E11]/[.F11]" office:value-type="float" office:value="3.77777777777778" calcext:value-type="float">
            <text:p>3.777777777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56" calcext:value-type="float">
            <text:p>184756</text:p>
          </table:table-cell>
          <table:table-cell table:formula="of:=[.B12]/[.B11]" office:value-type="float" office:value="3.8" calcext:value-type="float">
            <text:p>3.8</text:p>
          </table:table-cell>
          <table:table-cell table:formula="of:=[.E12]/[.F12]" office:value-type="float" office:value="3.8" calcext:value-type="float">
            <text:p>3.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5432" calcext:value-type="float">
            <text:p>705432</text:p>
          </table:table-cell>
          <table:table-cell table:formula="of:=[.B13]/[.B12]" office:value-type="float" office:value="3.81818181818182" calcext:value-type="float">
            <text:p>3.8181818182</text:p>
          </table:table-cell>
          <table:table-cell table:formula="of:=[.E13]/[.F13]" office:value-type="float" office:value="3.81818181818182" calcext:value-type="float">
            <text:p>3.818181818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[.E14]/[.F14]" office:value-type="float" office:value="2704156" calcext:value-type="float">
            <text:p>2704156</text:p>
          </table:table-cell>
          <table:table-cell/>
          <table:table-cell table:formula="of:=[.E14]/[.F14]" office:value-type="float" office:value="3.83333333333333" calcext:value-type="float">
            <text:p>3.833333333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[.E15]/[.F15]" office:value-type="float" office:value="10400600" calcext:value-type="float">
            <text:p>10400600</text:p>
          </table:table-cell>
          <table:table-cell/>
          <table:table-cell table:formula="of:=[.E15]/[.F15]" office:value-type="float" office:value="3.84615384615385" calcext:value-type="float">
            <text:p>3.846153846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[.E16]/[.F16]" office:value-type="float" office:value="40116600" calcext:value-type="float">
            <text:p>40116600</text:p>
          </table:table-cell>
          <table:table-cell/>
          <table:table-cell table:formula="of:=[.E16]/[.F16]" office:value-type="float" office:value="3.85714285714286" calcext:value-type="float">
            <text:p>3.857142857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[.E17]/[.F17]" office:value-type="float" office:value="155117520" calcext:value-type="float">
            <text:p>155117520</text:p>
          </table:table-cell>
          <table:table-cell/>
          <table:table-cell table:formula="of:=[.E17]/[.F17]" office:value-type="float" office:value="3.86666666666667" calcext:value-type="float">
            <text:p>3.8666666667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[.E18]/[.F18]" office:value-type="float" office:value="601080390" calcext:value-type="float">
            <text:p>601080390</text:p>
          </table:table-cell>
          <table:table-cell/>
          <table:table-cell table:formula="of:=[.E18]/[.F18]" office:value-type="float" office:value="3.875" calcext:value-type="float">
            <text:p>3.87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[.E19]/[.F19]" office:value-type="float" office:value="2333606220" calcext:value-type="float">
            <text:p>2333606220</text:p>
          </table:table-cell>
          <table:table-cell/>
          <table:table-cell table:formula="of:=[.E19]/[.F19]" office:value-type="float" office:value="3.88235294117647" calcext:value-type="float">
            <text:p>3.882352941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[.E20]/[.F20]" office:value-type="float" office:value="9075135300" calcext:value-type="float">
            <text:p>9075135300</text:p>
          </table:table-cell>
          <table:table-cell/>
          <table:table-cell table:formula="of:=[.E20]/[.F20]" office:value-type="float" office:value="3.88888888888889" calcext:value-type="float">
            <text:p>3.888888888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[.E21]/[.F21]" office:value-type="float" office:value="35345263800" calcext:value-type="float">
            <text:p>35345263800</text:p>
          </table:table-cell>
          <table:table-cell/>
          <table:table-cell table:formula="of:=[.E21]/[.F21]" office:value-type="float" office:value="3.89473684210526" calcext:value-type="float">
            <text:p>3.894736842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[.E22]/[.F22]" office:value-type="float" office:value="137846528820" calcext:value-type="float">
            <text:p>137846528820</text:p>
          </table:table-cell>
          <table:table-cell/>
          <table:table-cell table:formula="of:=[.E22]/[.F22]" office:value-type="float" office:value="3.9" calcext:value-type="float">
            <text:p>3.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[.E23]/[.F23]" office:value-type="float" office:value="3.9047619047619" calcext:value-type="float">
            <text:p>3.904761904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6:32:27.805345467</meta:creation-date>
    <dc:date>2016-11-16T16:49:38.825069324</dc:date>
    <meta:editing-duration>PT5M11S</meta:editing-duration>
    <meta:editing-cycles>1</meta:editing-cycles>
    <meta:document-statistic meta:table-count="1" meta:cell-count="120" meta:object-count="0"/>
    <meta:generator>LibreOffice/5.1.4.2$Linux_X86_64 LibreOffice_project/10m0$Build-2</meta:generator>
  </office:meta>
</office:document-meta>
</file>